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22222" loext:opacity="100%" style:font-name="Helvetica Neue" fo:font-size="12.6000003814697pt" fo:letter-spacing="normal" fo:font-style="normal" fo:font-weight="normal" officeooo:paragraph-rsid="001ea71e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text-properties fo:font-variant="normal" fo:text-transform="none" fo:color="#000000" loext:opacity="100%" style:font-name="Open Sans" fo:font-size="14.3999996185303pt" fo:letter-spacing="normal" fo:font-style="normal" fo:font-weight="bold" officeooo:paragraph-rsid="001ea71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th-italic" fo:font-size="4.80000019073486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style:font-name="MathJax Main" fo:font-size="4.80000019073486pt" style:text-underline-style="none" style:text-blinking="false"/>
    </style:style>
    <style:style style:name="T8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9" style:family="text">
      <style:text-properties fo:font-weight="bold"/>
    </style:style>
    <style:style style:name="T10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lanced Array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8">You are given a positive integer <text:bookmark text:name="MathJax-Element-1-Frame"/><text:bookmark text:name="MathJax-Span-1"/><text:bookmark text:name="MathJax-Span-2"/><text:bookmark text:name="MathJax-Span-3"/><text:span text:style-name="T1">n</text:span><text:span text:style-name="T4">�</text:span>, it is guaranteed that <text:bookmark text:name="MathJax-Element-2-Frame"/><text:bookmark text:name="MathJax-Span-4"/><text:bookmark text:name="MathJax-Span-5"/><text:bookmark text:name="MathJax-Span-6"/><text:span text:style-name="T1">n</text:span><text:span text:style-name="T4">�</text:span> is even (i.e. divisible by <text:bookmark text:name="MathJax-Element-3-Frame"/><text:bookmark text:name="MathJax-Span-7"/><text:bookmark text:name="MathJax-Span-8"/><text:bookmark text:name="MathJax-Span-9"/><text:span text:style-name="T5">2</text:span><text:span text:style-name="T4">2</text:span>).</text:p>
      <text:p text:style-name="P8">You want to construct the array <text:bookmark text:name="MathJax-Element-4-Frame"/><text:bookmark text:name="MathJax-Span-10"/><text:bookmark text:name="MathJax-Span-11"/><text:bookmark text:name="MathJax-Span-12"/><text:span text:style-name="T1">a</text:span><text:span text:style-name="T4">�</text:span> of length <text:bookmark text:name="MathJax-Element-5-Frame"/><text:bookmark text:name="MathJax-Span-13"/><text:bookmark text:name="MathJax-Span-14"/><text:bookmark text:name="MathJax-Span-15"/><text:span text:style-name="T1">n</text:span><text:span text:style-name="T4">�</text:span> such that:</text:p>
      <text:list xml:id="list3382278677" text:style-name="L1">
        <text:list-item>
          <text:p text:style-name="P9">The first <text:bookmark text:name="MathJax-Element-6-Frame"/><text:bookmark text:name="MathJax-Span-16"/><text:bookmark text:name="MathJax-Span-17"/><text:bookmark text:name="MathJax-Span-18"/><text:bookmark text:name="MathJax-Span-19"/><text:span text:style-name="T2">n</text:span><text:bookmark text:name="MathJax-Span-20"/><text:span text:style-name="T6">2</text:span><text:span text:style-name="T4">�2</text:span> elements of <text:bookmark text:name="MathJax-Element-7-Frame"/><text:bookmark text:name="MathJax-Span-21"/><text:bookmark text:name="MathJax-Span-22"/><text:bookmark text:name="MathJax-Span-23"/><text:span text:style-name="T1">a</text:span><text:span text:style-name="T4">�</text:span> are even (divisible by <text:bookmark text:name="MathJax-Element-8-Frame"/><text:bookmark text:name="MathJax-Span-24"/><text:bookmark text:name="MathJax-Span-25"/><text:bookmark text:name="MathJax-Span-26"/><text:span text:style-name="T5">2</text:span><text:span text:style-name="T4">2</text:span>);</text:p>
        </text:list-item>
        <text:list-item>
          <text:p text:style-name="P9">the second <text:bookmark text:name="MathJax-Element-9-Frame"/><text:bookmark text:name="MathJax-Span-27"/><text:bookmark text:name="MathJax-Span-28"/><text:bookmark text:name="MathJax-Span-29"/><text:bookmark text:name="MathJax-Span-30"/><text:span text:style-name="T2">n</text:span><text:bookmark text:name="MathJax-Span-31"/><text:span text:style-name="T6">2</text:span><text:span text:style-name="T4">�2</text:span> elements of <text:bookmark text:name="MathJax-Element-10-Frame"/><text:bookmark text:name="MathJax-Span-32"/><text:bookmark text:name="MathJax-Span-33"/><text:bookmark text:name="MathJax-Span-34"/><text:span text:style-name="T1">a</text:span><text:span text:style-name="T4">�</text:span> are odd (not divisible by <text:bookmark text:name="MathJax-Element-11-Frame"/><text:bookmark text:name="MathJax-Span-35"/><text:bookmark text:name="MathJax-Span-36"/><text:bookmark text:name="MathJax-Span-37"/><text:span text:style-name="T5">2</text:span><text:span text:style-name="T4">2</text:span>);</text:p>
        </text:list-item>
        <text:list-item>
          <text:p text:style-name="P9"><text:span text:style-name="T9">all elements of </text:span><text:bookmark text:name="MathJax-Element-12-Frame"/><text:bookmark text:name="MathJax-Span-38"/><text:bookmark text:name="MathJax-Span-39"/><text:bookmark text:name="MathJax-Span-40"/><text:span text:style-name="T1">a</text:span><text:span text:style-name="T4">�</text:span><text:span text:style-name="T9"> are distinct and positive</text:span>;</text:p>
        </text:list-item>
        <text:list-item>
          <text:p text:style-name="P9">the sum of the first half equals to the sum of the second half (<text:bookmark text:name="MathJax-Element-13-Frame"/><text:bookmark text:name="MathJax-Span-41"/><text:bookmark text:name="MathJax-Span-42"/><text:bookmark text:name="MathJax-Span-43"/><text:bookmark text:name="MathJax-Span-44"/><text:span text:style-name="T4">∑</text:span><text:bookmark text:name="MathJax-Span-45"/><text:bookmark text:name="MathJax-Span-46"/><text:bookmark text:name="MathJax-Span-47"/><text:span text:style-name="T2">i</text:span><text:bookmark text:name="MathJax-Span-48"/><text:span text:style-name="T6">=</text:span><text:bookmark text:name="MathJax-Span-49"/><text:span text:style-name="T6">1</text:span><text:bookmark text:name="MathJax-Span-50"/><text:bookmark text:name="MathJax-Span-51"/><text:bookmark text:name="MathJax-Span-52"/><text:bookmark text:name="MathJax-Span-53"/><text:span text:style-name="T3">n</text:span><text:bookmark text:name="MathJax-Span-54"/><text:span text:style-name="T7">2</text:span><text:bookmark text:name="MathJax-Span-55"/><text:bookmark text:name="MathJax-Span-56"/><text:span text:style-name="T1">a</text:span><text:bookmark text:name="MathJax-Span-57"/><text:span text:style-name="T2">i</text:span><text:bookmark text:name="MathJax-Span-58"/><text:span text:style-name="T5">=</text:span><text:bookmark text:name="MathJax-Span-59"/><text:bookmark text:name="MathJax-Span-60"/><text:span text:style-name="T8">∑</text:span><text:bookmark text:name="MathJax-Span-61"/><text:bookmark text:name="MathJax-Span-62"/><text:bookmark text:name="MathJax-Span-63"/><text:span text:style-name="T2">i</text:span><text:bookmark text:name="MathJax-Span-64"/><text:span text:style-name="T6">=</text:span><text:bookmark text:name="MathJax-Span-65"/><text:bookmark text:name="MathJax-Span-66"/><text:span text:style-name="T3">n</text:span><text:bookmark text:name="MathJax-Span-67"/><text:span text:style-name="T7">2</text:span><text:bookmark text:name="MathJax-Span-68"/><text:span text:style-name="T6">+</text:span><text:bookmark text:name="MathJax-Span-69"/><text:span text:style-name="T6">1</text:span><text:bookmark text:name="MathJax-Span-70"/><text:bookmark text:name="MathJax-Span-71"/><text:bookmark text:name="MathJax-Span-72"/><text:span text:style-name="T2">n</text:span><text:bookmark text:name="MathJax-Span-73"/><text:bookmark text:name="MathJax-Span-74"/><text:span text:style-name="T1">a</text:span><text:bookmark text:name="MathJax-Span-75"/><text:span text:style-name="T2">i</text:span><text:span text:style-name="T4">∑�=1�2��=∑�=�2+1���</text:span>).</text:p>
        </text:list-item>
      </text:list>
      <text:p text:style-name="P10">If there are multiple answers, you can print any. It is <text:span text:style-name="T9">not guaranteed</text:span> that the answer exists.</text:p>
      <text:p text:style-name="P8">You have to answer <text:bookmark text:name="MathJax-Element-14-Frame"/><text:bookmark text:name="MathJax-Span-76"/><text:bookmark text:name="MathJax-Span-77"/><text:bookmark text:name="MathJax-Span-78"/><text:span text:style-name="T1">t</text:span><text:span text:style-name="T4">�</text:span> independent test cases.</text:p>
      <text:p text:style-name="P12">Input</text:p>
      <text:p text:style-name="P8">The first line of the input contains one integer <text:bookmark text:name="MathJax-Element-15-Frame"/><text:bookmark text:name="MathJax-Span-79"/><text:bookmark text:name="MathJax-Span-80"/><text:bookmark text:name="MathJax-Span-81"/><text:span text:style-name="T1">t</text:span><text:span text:style-name="T4">�</text:span> (<text:bookmark text:name="MathJax-Element-16-Frame"/><text:bookmark text:name="MathJax-Span-82"/><text:bookmark text:name="MathJax-Span-83"/><text:bookmark text:name="MathJax-Span-84"/><text:span text:style-name="T5">1</text:span><text:bookmark text:name="MathJax-Span-85"/><text:span text:style-name="T8">≤</text:span><text:bookmark text:name="MathJax-Span-86"/><text:span text:style-name="T1">t</text:span><text:bookmark text:name="MathJax-Span-87"/><text:span text:style-name="T8">≤</text:span><text:bookmark text:name="MathJax-Span-88"/><text:bookmark text:name="MathJax-Span-89"/><text:span text:style-name="T5">10</text:span><text:bookmark text:name="MathJax-Span-90"/><text:span text:style-name="T6">4</text:span><text:span text:style-name="T4">1≤�≤104</text:span>) — the number of test cases. Then <text:bookmark text:name="MathJax-Element-17-Frame"/><text:bookmark text:name="MathJax-Span-91"/><text:bookmark text:name="MathJax-Span-92"/><text:bookmark text:name="MathJax-Span-93"/><text:span text:style-name="T1">t</text:span><text:span text:style-name="T4">�</text:span> test cases follow.</text:p>
      <text:p text:style-name="P8">The only line of the test case contains one integer <text:bookmark text:name="MathJax-Element-18-Frame"/><text:bookmark text:name="MathJax-Span-94"/><text:bookmark text:name="MathJax-Span-95"/><text:bookmark text:name="MathJax-Span-96"/><text:span text:style-name="T1">n</text:span><text:span text:style-name="T4">�</text:span> (<text:bookmark text:name="MathJax-Element-19-Frame"/><text:bookmark text:name="MathJax-Span-97"/><text:bookmark text:name="MathJax-Span-98"/><text:bookmark text:name="MathJax-Span-99"/><text:span text:style-name="T5">2</text:span><text:bookmark text:name="MathJax-Span-100"/><text:span text:style-name="T8">≤</text:span><text:bookmark text:name="MathJax-Span-101"/><text:span text:style-name="T1">n</text:span><text:bookmark text:name="MathJax-Span-102"/><text:span text:style-name="T8">≤</text:span><text:bookmark text:name="MathJax-Span-103"/><text:span text:style-name="T5">2</text:span><text:bookmark text:name="MathJax-Span-104"/><text:span text:style-name="T8">⋅</text:span><text:bookmark text:name="MathJax-Span-105"/><text:bookmark text:name="MathJax-Span-106"/><text:span text:style-name="T5">10</text:span><text:bookmark text:name="MathJax-Span-107"/><text:span text:style-name="T6">5</text:span><text:span text:style-name="T4">2≤�≤2⋅105</text:span>) — the length of the array. It is guaranteed that that <text:bookmark text:name="MathJax-Element-20-Frame"/><text:bookmark text:name="MathJax-Span-108"/><text:bookmark text:name="MathJax-Span-109"/><text:bookmark text:name="MathJax-Span-110"/><text:span text:style-name="T1">n</text:span><text:span text:style-name="T4">�</text:span> is even (i.e. divisible by <text:bookmark text:name="MathJax-Element-21-Frame"/><text:bookmark text:name="MathJax-Span-111"/><text:bookmark text:name="MathJax-Span-112"/><text:bookmark text:name="MathJax-Span-113"/><text:span text:style-name="T5">2</text:span><text:span text:style-name="T4">2</text:span>).</text:p>
      <text:p text:style-name="P8">It is guaranteed that the sum of <text:bookmark text:name="MathJax-Element-22-Frame"/><text:bookmark text:name="MathJax-Span-114"/><text:bookmark text:name="MathJax-Span-115"/><text:bookmark text:name="MathJax-Span-116"/><text:span text:style-name="T1">n</text:span><text:span text:style-name="T4">�</text:span> over all test cases does not exceed <text:bookmark text:name="MathJax-Element-23-Frame"/><text:bookmark text:name="MathJax-Span-117"/><text:bookmark text:name="MathJax-Span-118"/><text:bookmark text:name="MathJax-Span-119"/><text:span text:style-name="T5">2</text:span><text:bookmark text:name="MathJax-Span-120"/><text:span text:style-name="T8">⋅</text:span><text:bookmark text:name="MathJax-Span-121"/><text:bookmark text:name="MathJax-Span-122"/><text:span text:style-name="T5">10</text:span><text:bookmark text:name="MathJax-Span-123"/><text:span text:style-name="T6">5</text:span><text:span text:style-name="T4">2⋅105</text:span> (<text:bookmark text:name="MathJax-Element-24-Frame"/><text:bookmark text:name="MathJax-Span-124"/><text:bookmark text:name="MathJax-Span-125"/><text:bookmark text:name="MathJax-Span-126"/><text:span text:style-name="T4">∑</text:span><text:bookmark text:name="MathJax-Span-127"/><text:span text:style-name="T1">n</text:span><text:bookmark text:name="MathJax-Span-128"/><text:span text:style-name="T8">≤</text:span><text:bookmark text:name="MathJax-Span-129"/><text:span text:style-name="T5">2</text:span><text:bookmark text:name="MathJax-Span-130"/><text:span text:style-name="T8">⋅</text:span><text:bookmark text:name="MathJax-Span-131"/><text:bookmark text:name="MathJax-Span-132"/><text:span text:style-name="T5">10</text:span><text:bookmark text:name="MathJax-Span-133"/><text:span text:style-name="T6">5</text:span><text:span text:style-name="T4">∑�≤2⋅105</text:span>).</text:p>
      <text:p text:style-name="P12">Output</text:p>
      <text:p text:style-name="P8">For each test case, print the answer — "<text:span text:style-name="T10">NO</text:span>" (without quotes), if there is no suitable answer for the given test case or "<text:span text:style-name="T10">YES</text:span>" in the first line and <text:span text:style-name="T9">any</text:span> suitable array <text:bookmark text:name="MathJax-Element-25-Frame"/><text:bookmark text:name="MathJax-Span-134"/><text:bookmark text:name="MathJax-Span-135"/><text:bookmark text:name="MathJax-Span-136"/><text:bookmark text:name="MathJax-Span-137"/><text:span text:style-name="T1">a</text:span><text:bookmark text:name="MathJax-Span-138"/><text:span text:style-name="T6">1</text:span><text:bookmark text:name="MathJax-Span-139"/><text:span text:style-name="T5">,</text:span><text:bookmark text:name="MathJax-Span-140"/><text:bookmark text:name="MathJax-Span-141"/><text:span text:style-name="T1">a</text:span><text:bookmark text:name="MathJax-Span-142"/><text:span text:style-name="T6">2</text:span><text:bookmark text:name="MathJax-Span-143"/><text:span text:style-name="T5">,</text:span><text:bookmark text:name="MathJax-Span-144"/><text:span text:style-name="T8">…</text:span><text:bookmark text:name="MathJax-Span-145"/><text:span text:style-name="T5">,</text:span><text:bookmark text:name="MathJax-Span-146"/><text:bookmark text:name="MathJax-Span-147"/><text:span text:style-name="T1">a</text:span><text:bookmark text:name="MathJax-Span-148"/><text:span text:style-name="T2">n</text:span><text:span text:style-name="T4">�1,�2,…,��</text:span> (<text:bookmark text:name="MathJax-Element-26-Frame"/><text:bookmark text:name="MathJax-Span-149"/><text:bookmark text:name="MathJax-Span-150"/><text:bookmark text:name="MathJax-Span-151"/><text:span text:style-name="T5">1</text:span><text:bookmark text:name="MathJax-Span-152"/><text:span text:style-name="T8">≤</text:span><text:bookmark text:name="MathJax-Span-153"/><text:bookmark text:name="MathJax-Span-154"/><text:span text:style-name="T1">a</text:span><text:bookmark text:name="MathJax-Span-155"/><text:span text:style-name="T2">i</text:span><text:bookmark text:name="MathJax-Span-156"/><text:span text:style-name="T8">≤</text:span><text:bookmark text:name="MathJax-Span-157"/><text:bookmark text:name="MathJax-Span-158"/><text:span text:style-name="T5">10</text:span><text:bookmark text:name="MathJax-Span-159"/><text:span text:style-name="T6">9</text:span><text:span text:style-name="T4">1≤��≤109</text:span>) satisfying conditions from the problem statement on the second line.</text:p>
      <text:p text:style-name="P11">Example</text:p>
      <text:p text:style-name="P13">input</text:p>
      <text:section text:style-name="Sect1" text:name="id0020256390450530803">
        <text:p text:style-name="P14">Copy</text:p>
      </text:section>
      <text:p text:style-name="P1"><text:bookmark text:name="id008899913295346702"/>5</text:p>
      <text:p text:style-name="P2">2</text:p>
      <text:p text:style-name="P2">4</text:p>
      <text:p text:style-name="P2">6</text:p>
      <text:p text:style-name="P2">8</text:p>
      <text:p text:style-name="P2">10</text:p>
      <text:p text:style-name="P13">output</text:p>
      <text:section text:style-name="Sect1" text:name="id009309860283504134">
        <text:p text:style-name="P14">Copy</text:p>
      </text:section>
      <text:p text:style-name="P1"><text:bookmark text:name="id00023072938386015096"/>NO</text:p>
      <text:p text:style-name="P2">YES</text:p>
      <text:p text:style-name="P2">2 4 1 5</text:p>
      <text:p text:style-name="P2">NO</text:p>
      <text:p text:style-name="P2">YES</text:p>
      <text:p text:style-name="P2">2 4 6 8 1 3 5 11</text:p>
      <text:p text:style-name="P2">NO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1:43:17.322000000</dc:date>
    <meta:editing-duration>PT2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1" meta:word-count="265" meta:character-count="1419" meta:non-whitespace-character-count="1196"/>
  </office:meta>
</office:document-meta>
</file>